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draw:fit-to-size="false"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18pt"/>
    </style:style>
    <style:style style:name="P2" style:family="paragraph">
      <style:text-properties style:font-name="DejaVu Sans Mono" fo:font-size="9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T1" style:family="text">
      <style:text-properties style:font-name="DejaVu Sans Mono" fo:font-size="9pt"/>
    </style:style>
    <style:style style:name="T2" style:family="text">
      <style:text-properties fo:color="#ff0000" style:font-name="DejaVu Sans Mono" fo:font-size="9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style:font-name="DejaVu Sans Mono" fo:font-size="32pt" style:font-size-asian="32pt" style:font-size-complex="32pt"/>
    </style:style>
    <style:style style:name="T5" style:family="text">
      <style:text-properties fo:color="#ff0000" style:font-name="DejaVu Sans Mono" fo:font-size="9pt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style:use-window-font-color="true" style:font-name="DejaVu Sans Mono" fo:font-size="9pt" fo:font-weight="bold" style:font-weight-asian="bold" style:font-weight-complex="bold"/>
    </style:style>
    <style:style style:name="T9" style:family="text">
      <style:text-properties style:use-window-font-color="true" style:font-name="DejaVu Sans Mono" fo:font-size="9pt"/>
    </style:style>
    <style:style style:name="T10" style:family="text">
      <style:text-properties style:font-name="DejaVu Sans Mono" fo:font-size="11pt" style:text-underline-style="none" style:font-size-asian="11pt" style:font-size-complex="11pt"/>
    </style:style>
    <style:style style:name="T11" style:family="text">
      <style:text-properties style:font-name="DejaVu Sans Mono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EITHER – SUM TYP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STATIC METHODS <text:s text:c="78"/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rivate Either(A a, B b, Type t) {</text:span></text:p>
              </text:list-item>
              <text:list-item>
                <text:p><text:span text:style-name="T1"><text:s text:c="4"/></text:span><text:span text:style-name="T1">this.a = a;</text:span></text:p>
              </text:list-item>
              <text:list-item>
                <text:p><text:span text:style-name="T1"><text:s text:c="4"/></text:span><text:span text:style-name="T1">this.b = b;</text:span></text:p>
              </text:list-item>
              <text:list-item>
                <text:p><text:span text:style-name="T1"><text:s text:c="4"/></text:span><text:span text:style-name="T1">this.type = 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2">public static Either&lt;A,B&gt; left(A a) {</text:span></text:p>
              </text:list-item>
              <text:list-item>
                <text:p><text:span text:style-name="T2"><text:s text:c="4"/></text:span><text:span text:style-name="T2">return new Either(a, null, Left)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<text:s text:c="2"/></text:span><text:span text:style-name="T2">public static Either&lt;A,B&gt; right(B b) {</text:span></text:p>
              </text:list-item>
              <text:list-item>
                <text:p><text:span text:style-name="T2"><text:s text:c="4"/></text:span><text:span text:style-name="T2">return new Either(null, b, Right)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NSTRUCTORS <text:span text:style-name="T3">(SUFFERING TYPE ERASURE)</text:span><text:span text:style-name="T3"><text:line-break/></text:span><text:span text:style-name="T3"/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2"><text:s text:c="2"/></text:span><text:span text:style-name="T2">public Either(A a) {</text:span></text:p>
              </text:list-item>
              <text:list-item>
                <text:p><text:span text:style-name="T2"><text:s text:c="4"/></text:span><text:span text:style-name="T2">this.a = a;</text:span></text:p>
              </text:list-item>
              <text:list-item>
                <text:p><text:span text:style-name="T2"><text:s text:c="4"/></text:span><text:span text:style-name="T2">this.b = null;</text:span></text:p>
              </text:list-item>
              <text:list-item>
                <text:p><text:span text:style-name="T2"><text:s text:c="4"/></text:span><text:span text:style-name="T2">this.type = Type.Left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2"/></text:p>
              </text:list-item>
              <text:list-item>
                <text:p><text:span text:style-name="T2"><text:s text:c="2"/></text:span><text:span text:style-name="T2">public Either(B b) {</text:span></text:p>
              </text:list-item>
              <text:list-item>
                <text:p><text:span text:style-name="T2"><text:s text:c="4"/></text:span><text:span text:style-name="T2">this.a = null;</text:span></text:p>
              </text:list-item>
              <text:list-item>
                <text:p><text:span text:style-name="T2"><text:s text:c="4"/></text:span><text:span text:style-name="T2">this.b = b;</text:span></text:p>
              </text:list-item>
              <text:list-item>
                <text:p><text:span text:style-name="T2"><text:s text:c="4"/></text:span><text:span text:style-name="T2">this.type = Type.Right;</text:span></text:p>
              </text:list-item>
              <text:list-item>
                <text:p><text:span text:style-name="T2"><text:s text:c="2"/></text:span><text:span text:style-name="T2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4" draw:text-style-name="P2" draw:layer="layout" svg:width="12.83cm" svg:height="14.447cm" svg:x="12.321cm" svg:y="4.047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4">Method Either(E1) has the same erasure Either(Object) as another method in type Either&lt;E1,E2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CONSTRUCTORS <text:span text:style-name="T3">(BYPASSING TYPE ERASURE - Extra Param)</text:span><text:span text:style-name="T3"><text:line-break/></text:span><text:span text:style-name="T3">(Additional parameter in different positions)</text:span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ublic Either(</text:span><text:span text:style-name="T5">Void v</text:span><text:span text:style-name="T1">, A a) {</text:span></text:p>
              </text:list-item>
              <text:list-item>
                <text:p><text:span text:style-name="T1"><text:s text:c="4"/></text:span><text:span text:style-name="T1">this.a = a;</text:span></text:p>
              </text:list-item>
              <text:list-item>
                <text:p><text:span text:style-name="T1"><text:s text:c="4"/></text:span><text:span text:style-name="T1">this.b = null;</text:span></text:p>
              </text:list-item>
              <text:list-item>
                <text:p><text:span text:style-name="T1"><text:s text:c="4"/></text:span><text:span text:style-name="T1">this.type = Type.Lef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ublic Either(B b, </text:span><text:span text:style-name="T5">Void v</text:span><text:span text:style-name="T1">) {</text:span></text:p>
              </text:list-item>
              <text:list-item>
                <text:p><text:span text:style-name="T1"><text:s text:c="4"/></text:span><text:span text:style-name="T1">this.a = null;</text:span></text:p>
              </text:list-item>
              <text:list-item>
                <text:p><text:span text:style-name="T1"><text:s text:c="4"/></text:span><text:span text:style-name="T1">this.b = b;</text:span></text:p>
              </text:list-item>
              <text:list-item>
                <text:p><text:span text:style-name="T1"><text:s text:c="4"/></text:span><text:span text:style-name="T1">this.type = Type.Righ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4" draw:text-style-name="P2" draw:layer="layout" svg:width="12.83cm" svg:height="14.447cm" svg:x="12.321cm" svg:y="4.046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public class Main {</text:span></text:p>
              </text:list-item>
              <text:list-item>
                <text:p><text:span text:style-name="T1"><text:s text:c="2"/></text:span><text:span text:style-name="T1">public static void main(String[] args) {</text:span></text:p>
              </text:list-item>
              <text:list-item>
                <text:p><text:span text:style-name="T1"><text:s text:c="4"/></text:span><text:span text:style-name="T1">new Either&lt;Integer,Character&gt;(</text:span><text:span text:style-name="T5">null</text:span><text:span text:style-name="T1">,new Integer(2));</text:span></text:p>
              </text:list-item>
              <text:list-item>
                <text:p><text:span text:style-name="T1"><text:s text:c="4"/></text:span><text:span text:style-name="T1">new Either&lt;Integer,Character&gt;(new Character('a'),</text:span><text:span text:style-name="T5">null</text:span><text:span text:style-name="T1">)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6">CONSTRUCTORS </text:span><text:span text:style-name="T3">(BYPASSING TYPE ERASURE – Aha!</text:span><text:span text:style-name="T7"> Moment</text:span><text:span text:style-name="T3">)</text:span><text:span text:style-name="T3"><text:line-break/></text:span><text:span text:style-name="T3">(Several enum types to workaround Type Erasure problem)</text:span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5"><text:s text:c="2"/></text:span><text:span text:style-name="T5">public enum Left { Left }</text:span></text:p>
              </text:list-item>
              <text:list-item>
                <text:p><text:span text:style-name="T5"><text:s text:c="2"/></text:span><text:span text:style-name="T5">public enum Right { Right</text:span><text:span text:style-name="T1"> 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ublic Either(</text:span><text:span text:style-name="T5">Left l</text:span><text:span text:style-name="T1">, A a) {</text:span></text:p>
              </text:list-item>
              <text:list-item>
                <text:p><text:span text:style-name="T1"><text:s text:c="4"/></text:span><text:span text:style-name="T1">this.a = a;</text:span></text:p>
              </text:list-item>
              <text:list-item>
                <text:p><text:span text:style-name="T1"><text:s text:c="4"/></text:span><text:span text:style-name="T1">this.b = null;</text:span></text:p>
              </text:list-item>
              <text:list-item>
                <text:p><text:span text:style-name="T1"><text:s text:c="4"/></text:span><text:span text:style-name="T1">this.type = Type.Lef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ublic Either(</text:span><text:span text:style-name="T5">Right r</text:span><text:span text:style-name="T1">, B b) {</text:span></text:p>
              </text:list-item>
              <text:list-item>
                <text:p><text:span text:style-name="T1"><text:s text:c="4"/></text:span><text:span text:style-name="T1">this.a = null;</text:span></text:p>
              </text:list-item>
              <text:list-item>
                <text:p><text:span text:style-name="T1"><text:s text:c="4"/></text:span><text:span text:style-name="T1">this.b = b;</text:span></text:p>
              </text:list-item>
              <text:list-item>
                <text:p><text:span text:style-name="T1"><text:s text:c="4"/></text:span><text:span text:style-name="T1">this.type = Type.Righ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4" draw:text-style-name="P2" draw:layer="layout" svg:width="12.83cm" svg:height="14.447cm" svg:x="12.321cm" svg:y="4.045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public class Main {</text:span></text:p>
              </text:list-item>
              <text:list-item>
                <text:p><text:span text:style-name="T1"><text:s text:c="2"/></text:span><text:span text:style-name="T1">public static void main(String[] args) {</text:span></text:p>
              </text:list-item>
              <text:list-item>
                <text:p><text:span text:style-name="T1"><text:s text:c="4"/></text:span><text:span text:style-name="T1">new Either&lt;Integer,Character&gt;(</text:span><text:span text:style-name="T5">Left</text:span><text:span text:style-name="T1">,new Integer(2));</text:span></text:p>
              </text:list-item>
              <text:list-item>
                <text:p><text:span text:style-name="T1"><text:s text:c="4"/></text:span><text:span text:style-name="T1">new Either&lt;Integer,Character&gt;(</text:span><text:span text:style-name="T5">Right</text:span><text:span text:style-name="T1">,new Character('a'))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<text:span text:style-name="T6">CONSTRUCTORS</text:span><text:span text:style-name="T3"> (BYPASSING TYPE ERASURE - Type INFERENCE!) <text:s text:c="125"/>Seriously?????</text:span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8"><text:s text:c="2"/></text:span><text:span text:style-name="T8">public enum Left { Left }</text:span></text:p>
              </text:list-item>
              <text:list-item>
                <text:p><text:span text:style-name="T8"><text:s text:c="2"/></text:span><text:span text:style-name="T8">public enum Right { Right</text:span><text:span text:style-name="T9"> 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9"><text:s text:c="2"/></text:span><text:span text:style-name="T9">public Either(</text:span><text:span text:style-name="T8">Left l</text:span><text:span text:style-name="T9">, A a) {</text:span></text:p>
              </text:list-item>
              <text:list-item>
                <text:p><text:span text:style-name="T1"><text:s text:c="4"/></text:span><text:span text:style-name="T1">this.a = a;</text:span></text:p>
              </text:list-item>
              <text:list-item>
                <text:p><text:span text:style-name="T1"><text:s text:c="4"/></text:span><text:span text:style-name="T1">this.b = null;</text:span></text:p>
              </text:list-item>
              <text:list-item>
                <text:p><text:span text:style-name="T1"><text:s text:c="4"/></text:span><text:span text:style-name="T1">this.type = Type.Lef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9"><text:s text:c="2"/></text:span><text:span text:style-name="T9">public Either(</text:span><text:span text:style-name="T8">Right r</text:span><text:span text:style-name="T9">, B b) {</text:span></text:p>
              </text:list-item>
              <text:list-item>
                <text:p><text:span text:style-name="T1"><text:s text:c="4"/></text:span><text:span text:style-name="T1">this.a = null;</text:span></text:p>
              </text:list-item>
              <text:list-item>
                <text:p><text:span text:style-name="T1"><text:s text:c="4"/></text:span><text:span text:style-name="T1">this.b = b;</text:span></text:p>
              </text:list-item>
              <text:list-item>
                <text:p><text:span text:style-name="T1"><text:s text:c="4"/></text:span><text:span text:style-name="T1">this.type = Type.Righ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4" draw:text-style-name="P2" draw:layer="layout" svg:width="12.83cm" svg:height="14.447cm" svg:x="12.326cm" svg:y="4.044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public class Main {</text:span></text:p>
              </text:list-item>
              <text:list-item>
                <text:p><text:span text:style-name="T1"><text:s text:c="2"/></text:span><text:span text:style-name="T1">public static void main(String[] args) {</text:span></text:p>
              </text:list-item>
              <text:list-item>
                <text:p><text:span text:style-name="T1"><text:s text:c="4"/></text:span><text:span text:style-name="T1">new Either&lt;Integer,Character&gt;(</text:span><text:span text:style-name="T5">null</text:span><text:span text:style-name="T1">,new Integer(2));</text:span></text:p>
              </text:list-item>
              <text:list-item>
                <text:p><text:span text:style-name="T1"><text:s text:c="4"/></text:span><text:span text:style-name="T1">new Either&lt;Integer,Character&gt;(</text:span><text:span text:style-name="T5">null</text:span><text:span text:style-name="T1">,new Character('a'))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draw:frame presentation:style-name="pr3" draw:layer="layout" svg:width="26cm" svg:height="2.5cm" svg:x="1cm" svg:y="1cm" presentation:class="title" presentation:user-transformed="true">
          <draw:text-box>
            <text:p>CONSTRUCTORS <text:span text:style-name="T3">(BYPASSING TYPE ERASURE)</text:span><text:span text:style-name="T3"><text:line-break/></text:span><text:span text:style-name="T3"> <text:s text:c="54"/>What about using var-args??????</text:span></text:p>
          </draw:text-box>
        </draw:frame>
        <draw:frame presentation:style-name="pr4" draw:text-style-name="P2" draw:layer="layout" svg:width="10.793cm" svg:height="14.447cm" svg:x="1.336cm" svg:y="4.026cm" presentation:class="outline" presentation:user-transformed="true">
          <draw:text-box>
            <text:list text:style-name="L2">
              <text:list-item>
                <text:p><text:span text:style-name="T1">public final class Either&lt;A,B&gt; {</text:span></text:p>
              </text:list-item>
              <text:list-item>
                <text:p><text:span text:style-name="T1"><text:s text:c="2"/></text:span><text:span text:style-name="T1">private enum Type { Left, Right }</text:span></text:p>
              </text:list-item>
              <text:list-item>
                <text:p><text:span text:style-name="T8"><text:s text:c="2"/></text:span><text:span text:style-name="T8">public enum Left { Left }</text:span></text:p>
              </text:list-item>
              <text:list-item>
                <text:p><text:span text:style-name="T8"><text:s text:c="2"/></text:span><text:span text:style-name="T8">public enum Right { Right</text:span><text:span text:style-name="T9"> }</text:span></text:p>
              </text:list-item>
              <text:list-item>
                <text:p><text:span text:style-name="T1"/></text:p>
              </text:list-item>
              <text:list-item>
                <text:p><text:span text:style-name="T1"><text:s text:c="2"/></text:span><text:span text:style-name="T1">private final A a;</text:span></text:p>
              </text:list-item>
              <text:list-item>
                <text:p><text:span text:style-name="T1"><text:s text:c="2"/></text:span><text:span text:style-name="T1">private final B b;</text:span></text:p>
              </text:list-item>
              <text:list-item>
                <text:p><text:span text:style-name="T1"><text:s text:c="2"/></text:span><text:span text:style-name="T1">private final Type t;</text:span></text:p>
              </text:list-item>
              <text:list-item>
                <text:p><text:span text:style-name="T1"/></text:p>
              </text:list-item>
              <text:list-item>
                <text:p><text:span text:style-name="T9"><text:s text:c="2"/></text:span><text:span text:style-name="T9">public Either(</text:span><text:span text:style-name="T5">A a, Left... l</text:span><text:span text:style-name="T9">) {</text:span></text:p>
              </text:list-item>
              <text:list-item>
                <text:p><text:span text:style-name="T1"><text:s text:c="4"/></text:span><text:span text:style-name="T1">this.a = a;</text:span></text:p>
              </text:list-item>
              <text:list-item>
                <text:p><text:span text:style-name="T1"><text:s text:c="4"/></text:span><text:span text:style-name="T1">this.b = null;</text:span></text:p>
              </text:list-item>
              <text:list-item>
                <text:p><text:span text:style-name="T1"><text:s text:c="4"/></text:span><text:span text:style-name="T1">this.type = Type.Lef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/></text:p>
              </text:list-item>
              <text:list-item>
                <text:p><text:span text:style-name="T9"><text:s text:c="2"/></text:span><text:span text:style-name="T9">public Either(</text:span><text:span text:style-name="T5">B b, Right... r</text:span><text:span text:style-name="T9">) {</text:span></text:p>
              </text:list-item>
              <text:list-item>
                <text:p><text:span text:style-name="T1"><text:s text:c="4"/></text:span><text:span text:style-name="T1">this.a = null;</text:span></text:p>
              </text:list-item>
              <text:list-item>
                <text:p><text:span text:style-name="T1"><text:s text:c="4"/></text:span><text:span text:style-name="T1">this.b = b;</text:span></text:p>
              </text:list-item>
              <text:list-item>
                <text:p><text:span text:style-name="T1"><text:s text:c="4"/></text:span><text:span text:style-name="T1">this.type = Type.Right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draw:frame presentation:style-name="pr4" draw:text-style-name="P2" draw:layer="layout" svg:width="12.83cm" svg:height="14.447cm" svg:x="12.326cm" svg:y="4.044cm" presentation:class="outline" presentation:user-transformed="true">
          <draw:text-box>
            <text:list text:style-name="L2"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public class Main {</text:span></text:p>
              </text:list-item>
              <text:list-item>
                <text:p><text:span text:style-name="T1"><text:s text:c="2"/></text:span><text:span text:style-name="T1">public static void main(String[] args) {</text:span></text:p>
              </text:list-item>
              <text:list-item>
                <text:p><text:span text:style-name="T1"><text:s text:c="4"/></text:span><text:span text:style-name="T1">new Either&lt;Integer,Character&gt;(new Integer(2),Left,Left);</text:span></text:p>
              </text:list-item>
              <text:list-item>
                <text:p><text:span text:style-name="T1"><text:s text:c="4"/></text:span><text:span text:style-name="T1">new Either&lt;Integer,Character&gt;(new Character('a'),Right);</text:span></text:p>
              </text:list-item>
              <text:list-item>
                <text:p><text:span text:style-name="T1"><text:s text:c="4"/></text:span><text:span text:style-name="T1">new Either&lt;Integer,Character&gt;(new Integer(2),</text:span><text:span text:style-name="T5">null</text:span><text:span text:style-name="T1">);</text:span></text:p>
              </text:list-item>
              <text:list-item>
                <text:p><text:span text:style-name="T1"><text:s text:c="4"/></text:span><text:span text:style-name="T1">new Either&lt;Integer,Character&gt;(new Character('a'),</text:span><text:span text:style-name="T5">null,null</text:span><text:span text:style-name="T1">);</text:span></text:p>
              </text:list-item>
              <text:list-item>
                <text:p><text:span text:style-name="T10"><text:s text:c="4"/></text:span><text:span text:style-name="T10">new Either&lt;Integer,Character&gt;(new Integer(2));</text:span></text:p>
              </text:list-item>
              <text:list-item>
                <text:p><text:span text:style-name="T11"><text:s text:c="4"/></text:span><text:span text:style-name="T11">new Either&lt;Integer,Character&gt;(new Character('a'));</text:span></text:p>
              </text:list-item>
              <text:list-item>
                <text:p><text:span text:style-name="T1"><text:s text:c="2"/></text:span><text:span text:style-name="T1">}</text:span></text:p>
              </text:list-item>
              <text:list-item>
                <text:p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22:18:33.124807956</meta:creation-date>
    <meta:editing-duration>PT31M17S</meta:editing-duration>
    <meta:editing-cycles>6</meta:editing-cycles>
    <meta:generator>LibreOffice/5.3.5.2$Linux_X86_64 LibreOffice_project/30m0$Build-2</meta:generator>
    <dc:date>2018-02-06T21:39:11.006651990</dc:date>
    <meta:document-statistic meta:object-count="6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